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2" style:family="paragraph" style:parent-style-name="Standard" style:list-style-name="L1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3" style:family="paragraph" style:parent-style-name="Standard" style:list-style-name="L2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4" style:family="paragraph" style:parent-style-name="Standard" style:list-style-name="L3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5" style:family="paragraph" style:parent-style-name="Standard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6" style:family="paragraph" style:parent-style-name="Standard" style:list-style-name="L4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7" style:family="paragraph" style:parent-style-name="Standard" style:list-style-name="L3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8" style:family="paragraph" style:parent-style-name="Standard">
      <style:paragraph-properties fo:margin-top="0.101cm" fo:margin-bottom="0.101cm" loext:contextual-spacing="false" fo:line-height="115%" fo:text-align="end" style:justify-single-word="false"/>
      <style:text-properties style:font-name="Times New Roman" officeooo:rsid="0001fe60" officeooo:paragraph-rsid="0001fe60"/>
    </style:style>
    <style:style style:name="P9" style:family="paragraph" style:parent-style-name="Standard" style:list-style-name="L2">
      <style:paragraph-properties fo:margin-top="0.101cm" fo:margin-bottom="0.101cm" loext:contextual-spacing="false" fo:line-height="115%"/>
      <style:text-properties style:font-name="Times New Roman" officeooo:rsid="0003d574" officeooo:paragraph-rsid="0003d574"/>
    </style:style>
    <style:style style:name="P10" style:family="paragraph" style:parent-style-name="Heading_20_3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Pénzügyi asszisztens</text:h>
      <text:p text:style-name="P5">Csapatnév: <text:span text:style-name="T2">CodeRaptor</text:span></text:p>
      <text:p text:style-name="P5">Csapattagok:</text:p>
      <text:list xml:id="list4121085916" text:style-name="L4">
        <text:list-item>
          <text:p text:style-name="P6">Antal Emese Réka</text:p>
        </text:list-item>
        <text:list-item>
          <text:p text:style-name="P6">Ágoston Attila</text:p>
        </text:list-item>
        <text:list-item>
          <text:p text:style-name="P6">Belák Dávid</text:p>
        </text:list-item>
      </text:list>
      <text:p text:style-name="P1">Hardver/Szoftverkörnyezet:</text:p>
      <text:list xml:id="list833497847" text:style-name="L1">
        <text:list-item>
          <text:p text:style-name="P2">Android 7</text:p>
        </text:list-item>
      </text:list>
      <text:p text:style-name="P1">Szoftver-eszközök/technológia:</text:p>
      <text:list xml:id="list673475576" text:style-name="L2">
        <text:list-item>
          <text:p text:style-name="P3">IntellJ</text:p>
        </text:list-item>
        <text:list-item>
          <text:p text:style-name="P9">Kotlin/JAVA</text:p>
        </text:list-item>
        <text:list-item>
          <text:p text:style-name="P3">SQLLite</text:p>
        </text:list-item>
      </text:list>
      <text:p text:style-name="P1">Tervezett funkciók:</text:p>
      <text:list xml:id="list662371652" text:style-name="L3">
        <text:list-item>
          <text:p text:style-name="P4">Nyugta rögzítése</text:p>
          <text:list>
            <text:list-item>
              <text:p text:style-name="P4">Termékek rögzítése (név, egység, egységár, jótállás?)</text:p>
            </text:list-item>
          </text:list>
        </text:list-item>
        <text:list-item>
          <text:p text:style-name="P4">Bevásárló lista készítése</text:p>
          <text:list>
            <text:list-item>
              <text:p text:style-name="P7">Név, mennyiség, bolt</text:p>
            </text:list-item>
          </text:list>
        </text:list-item>
        <text:list-item>
          <text:p text:style-name="P4">Banki SMS adatok olvasása</text:p>
          <text:list>
            <text:list-item>
              <text:p text:style-name="P7">Terhelés, jóváírás, vásárlás; dátum, bolt, összeg</text:p>
            </text:list-item>
          </text:list>
        </text:list-item>
        <text:list-item>
          <text:p text:style-name="P4">Spórolás</text:p>
          <text:list>
            <text:list-item>
              <text:p text:style-name="P7">Élelmiszereken kívül mindent levesz a listáról</text:p>
            </text:list-item>
          </text:list>
        </text:list-item>
        <text:list-item>
          <text:p text:style-name="P4">Beruházási terv</text:p>
          <text:list>
            <text:list-item>
              <text:p text:style-name="P7">Spórolási funkció kiegészítése, becslés mikor lesz meg a termék</text:p>
            </text:list-item>
          </text:list>
        </text:list-item>
        <text:list-item>
          <text:p text:style-name="P4">Vásárlási limit</text:p>
          <text:list>
            <text:list-item>
              <text:p text:style-name="P7">Rögzített összeg</text:p>
            </text:list-item>
          </text:list>
        </text:list-item>
        <text:list-item>
          <text:p text:style-name="P4">Termék jótállás rögzítése</text:p>
          <text:list>
            <text:list-item>
              <text:p text:style-name="P7">Dátum és lejárat beállítása a termékre</text:p>
            </text:list-item>
          </text:list>
        </text:list-item>
        <text:list-item>
          <text:p text:style-name="P4">Összesítő táblázat</text:p>
          <text:list>
            <text:list-item>
              <text:p text:style-name="P7">Heti/havi nézet</text:p>
            </text:list-item>
          </text:list>
        </text:list-item>
        <text:list-item>
          <text:p text:style-name="P4">Figyelmeztetés/értesítés</text:p>
          <text:list>
            <text:list-item>
              <text:p text:style-name="P7">Limit túllépésekor, túl sok káros terméknél</text:p>
            </text:list-item>
          </text:list>
        </text:list-item>
      </text:list>
      <text:p text:style-name="P5"/>
      <text:p text:style-name="P8">2019-02-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1:11.619000000</meta:creation-date>
    <dc:date>2019-02-17T18:17:38.413000000</dc:date>
    <meta:editing-duration>PT14M26S</meta:editing-duration>
    <meta:editing-cycles>1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32" meta:word-count="113" meta:character-count="752" meta:non-whitespace-character-count="696"/>
  </office:meta>
</office:document-meta>
</file>